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MEN DEL PROGRAMA</text:p>
      <text:p text:style-name="Standard"/>
      <text:p text:style-name="P2">Realizar un programa que gestione una agenda digital de hasta 50 contactos. Cada contacto tiene: identificador, nombre, apellidos, número de teléfono, dirección de correo electrónico, fecha de cumpleaños y edad.</text:p>
      <text:p text:style-name="Standard"/>
      <text:p text:style-name="Standard">El programa realizará las siguientes acciones:</text:p>
      <text:list xml:id="list37607837" text:style-name="L1">
        <text:list-header>
          <text:p text:style-name="P1"/>
        </text:list-header>
        <text:list-item>
          <text:p text:style-name="P1">Insertar/Modificar contacto: El usuario puede insertar un nuevo contacto o modificar algún dato de un contacto existente.</text:p>
        </text:list-item>
        <text:list-item>
          <text:p text:style-name="P1">Listar contactos por: El usuario puede realizar distintos tipos de listado de todos los contactos: alfabético, por edad, etc.</text:p>
        </text:list-item>
        <text:list-item>
          <text:p text:style-name="P1">Calcular cumpleaños: Si el usuario introduce la supuesta fecha de hoy (DD/MM) y escoge a un contacto, el programa responde cuántos días faltan para el próximo cumpleaños de esa persona.</text:p>
        </text:list-item>
      </text:list>
      <text:p text:style-name="Standard"/>
      <text:p text:style-name="Standard">--------MENÚ--------</text:p>
      <text:p text:style-name="Standard"/>
      <text:p text:style-name="Standard"><text:tab/>01. Insertar contacto.</text:p>
      <text:p text:style-name="Standard"><text:tab/>02. Modificar contacto.</text:p>
      <text:p text:style-name="Standard"><text:tab/>03. Listar contactos.</text:p>
      <text:p text:style-name="Standard"><text:tab/>04. Calcular cumpleaños.</text:p>
      <text:p text:style-name="Standard"><text:tab/>05. Salir.</text:p>
      <text:p text:style-name="Standard"/>
      <text:p text:style-name="Standard">REQUISITOS</text:p>
      <text:p text:style-name="Standard"/>
      <text:p text:style-name="Standard">R01.- En el menú el usuario deberá introducir una opción válida dentro del menú, en caso contrario se mostrará un mensaje de error y se volverá a pedir una opción.</text:p>
      <text:p text:style-name="Standard"/>
      <text:p text:style-name="Standard">R02.- En la opción de introducir contactos (01) deberá introducir los datos del contacto en el siguiente orden: identificador, nombre, apellidos, número de teléfono, dirección de correo electrónico, fecha de cumpleaños y edad. </text:p>
      <text:p text:style-name="Standard"/>
      <text:p text:style-name="Standard">R03.- En la opción 01, debé introducir obligatoriamente el identificador, nombre ,número de teléfono y fecha de nacimiento, si deja el espacio en blanco, o no cumple sus características (que se definen en los siguientes requisitos), se le volverá a pedir el dato.</text:p>
      <text:p text:style-name="Standard"/>
      <text:p text:style-name="Standard">R04.- Al introducir la fecha de cumpleaños se hará con el siguiente formato dd-mm, y que los días y meses sean válidos, si no es así, se volverá a pedir.</text:p>
      <text:p text:style-name="Standard"/>
      <text:p text:style-name="Standard">R05.- En la opción 01, el apellido, correo y edad, son opcionales, por lo que el usuario puede no introducir ningún dato.</text:p>
      <text:p text:style-name="Standard"/>
      <text:p text:style-name="Standard">R06.- Al insertar el número de teléfono, solo debé contener números y tener una longitud máxima de 15 dígitos, en caso de error se le vuelve a pedir.</text:p>
      <text:p text:style-name="Standard"/>
      <text:p text:style-name="Standard">R07.- En la opción 02, el orden para cambiar los datos será el mismo que en el R02.</text:p>
      <text:p text:style-name="Standard"/>
      <text:p text:style-name="Standard">R08.- En la opción 02, mostrará una lista con los contactos, en cada contacto solo aparecerá su nombre y la posición el array (Id), el usuario tendrá que introducir el Id del contacto a modificar.</text:p>
      <text:p text:style-name="Standard"/>
      <text:p text:style-name="Standard">R09.- En la opción 02, si, al pedirle que cambie un dato, pulsa intro sin haber introducido nada, se <text:soft-page-break/>mantendrá como estaba.</text:p>
      <text:p text:style-name="Standard"/>
      <text:p text:style-name="Standard">R10.- Al igual que en la opción 01, al modificar datos se deberá comprobar si son válidos.</text:p>
      <text:p text:style-name="Standard"/>
      <text:p text:style-name="Standard">R11.- (Opción 02) Mientras el usuario está modificando los datos, se mostraran encima el anterior dato.</text:p>
      <text:p text:style-name="Standard"/>
      <text:p text:style-name="Standard">R12.- En la opción 02, al acabar de modificar, se mostrara por pantalla todos los datos del contacto separados por un guión (ej. ident– nombre – apll – tlf – correo – fecha- edad).</text:p>
      <text:p text:style-name="Standard"/>
      <text:p text:style-name="Standard">R13.- En la opción 03, se le mostrara un menú para que elija como quiere ordenarlos, las opciones de ordenación serán las siguientes:</text:p>
      <text:list xml:id="list38324334" text:style-name="L2">
        <text:list-item>
          <text:list>
            <text:list-item>
              <text:p text:style-name="P3">Por posición en el array.</text:p>
            </text:list-item>
            <text:list-item>
              <text:p text:style-name="P3">Alfabéticamente (por nombre).</text:p>
            </text:list-item>
            <text:list-item>
              <text:p text:style-name="P3">Alfabéticamente (por primer apellido).</text:p>
            </text:list-item>
            <text:list-item>
              <text:p text:style-name="P3">Por edad.</text:p>
            </text:list-item>
          </text:list>
        </text:list-item>
      </text:list>
      <text:p text:style-name="Standard"/>
      <text:p text:style-name="Standard">R14.- (Opción 03) Mostrará los contactos de 10 en 10, cuando quiera ver los siguientes 10 contactos tendrá que pulsar una tecla.</text:p>
      <text:p text:style-name="Standard"/>
      <text:p text:style-name="Standard">R15.- En la opción 04, el usuario introducirá el día y mes actuales en formato dd-mm (comprobando que esté en ese formato y que sea una fecha válida), se mostrará una lista de usuarios donde salga nombre, fecha de cumpleaños e Id, el usuario elegirá al contacto por Id y mostrará por pantalla los días que faltan.</text:p>
      <text:p text:style-name="Standard"/>
      <text:p text:style-name="Standard">R16.- En la opción 04, si la fecha actual que introduce no es válida, se volverá a pedir.</text:p>
      <text:p text:style-name="Standard"/>
      <text:p text:style-name="Standard">R16.- En la opción 05, se mostrará un mensaje de despedi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2T17:47:51.16</meta:creation-date>
    <dc:date>2011-02-22T18:32:36.29</dc:date>
    <meta:editing-duration>PT8M29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2" meta:paragraph-count="34" meta:word-count="602" meta:character-count="3524"/>
  </office:meta>
</office:document-meta>
</file>